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7.96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13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raina" table:style-name="ta1">
        <table:shapes>
          <draw:frame draw:z-index="0" draw:style-name="gr1" draw:text-style-name="P1" svg:width="160.1mm" svg:height="90.05mm" svg:x="211.81mm" svg:y="174.24mm">
            <draw:object draw:notify-on-update-of-ranges="kraina.G52:kraina.G52 kraina.H52:kraina.K52 kraina.G53:kraina.G53 kraina.H53:kraina.K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w01D</text:p>
          </table:table-cell>
          <table:table-cell office:value-type="float" office:value="1415007" calcext:value-type="float">
            <text:p>1415007</text:p>
          </table:table-cell>
          <table:table-cell office:value-type="float" office:value="1397195" calcext:value-type="float">
            <text:p>1397195</text:p>
          </table:table-cell>
          <table:table-cell office:value-type="float" office:value="1499070" calcext:value-type="float">
            <text:p>1499070</text:p>
          </table:table-cell>
          <table:table-cell office:value-type="float" office:value="1481105" calcext:value-type="float">
            <text:p>1481105</text:p>
          </table:table-cell>
          <table:table-cell table:number-columns-repeated="2"/>
          <table:table-cell table:formula="of:=IF(ISNUMBER(SEARCH(&quot;A&quot;;[.$A1]));[.$B1]+[.$C1];0)" office:value-type="float" office:value="0" calcext:value-type="float">
            <text:p>0</text:p>
          </table:table-cell>
          <table:table-cell table:formula="of:=IF(ISNUMBER(SEARCH(&quot;B&quot;;[.$A1]));[.$B1]+[.$C1];0)" office:value-type="float" office:value="0" calcext:value-type="float">
            <text:p>0</text:p>
          </table:table-cell>
          <table:table-cell table:formula="of:=IF(ISNUMBER(SEARCH(&quot;C&quot;;[.$A1]));[.$B1]+[.$C1];0)" office:value-type="float" office:value="0" calcext:value-type="float">
            <text:p>0</text:p>
          </table:table-cell>
          <table:table-cell table:formula="of:=IF(ISNUMBER(SEARCH(&quot;D&quot;;[.$A1]));[.$B1]+[.$C1];0)" office:value-type="float" office:value="2812202" calcext:value-type="float">
            <text:p>2812202</text:p>
          </table:table-cell>
          <table:table-cell/>
        </table:table-row>
        <table:table-row table:style-name="ro1">
          <table:table-cell office:value-type="string" calcext:value-type="string">
            <text:p>w02D</text:p>
          </table:table-cell>
          <table:table-cell office:value-type="float" office:value="1711390" calcext:value-type="float">
            <text:p>1711390</text:p>
          </table:table-cell>
          <table:table-cell office:value-type="float" office:value="1641773" calcext:value-type="float">
            <text:p>1641773</text:p>
          </table:table-cell>
          <table:table-cell office:value-type="float" office:value="1522030" calcext:value-type="float">
            <text:p>1522030</text:p>
          </table:table-cell>
          <table:table-cell office:value-type="float" office:value="1618733" calcext:value-type="float">
            <text:p>1618733</text:p>
          </table:table-cell>
          <table:table-cell table:number-columns-repeated="2"/>
          <table:table-cell table:formula="of:=IF(ISNUMBER(SEARCH(&quot;A&quot;;[.$A2]));[.$B2]+[.$C2];0)" office:value-type="float" office:value="0" calcext:value-type="float">
            <text:p>0</text:p>
          </table:table-cell>
          <table:table-cell table:formula="of:=IF(ISNUMBER(SEARCH(&quot;B&quot;;[.$A2]));[.$B2]+[.$C2];0)" office:value-type="float" office:value="0" calcext:value-type="float">
            <text:p>0</text:p>
          </table:table-cell>
          <table:table-cell table:formula="of:=IF(ISNUMBER(SEARCH(&quot;C&quot;;[.$A2]));[.$B2]+[.$C2];0)" office:value-type="float" office:value="0" calcext:value-type="float">
            <text:p>0</text:p>
          </table:table-cell>
          <table:table-cell table:formula="of:=IF(ISNUMBER(SEARCH(&quot;D&quot;;[.$A2]));[.$B2]+[.$C2];0)" office:value-type="float" office:value="3353163" calcext:value-type="float">
            <text:p>3353163</text:p>
          </table:table-cell>
          <table:table-cell/>
        </table:table-row>
        <table:table-row table:style-name="ro1">
          <table:table-cell office:value-type="string" calcext:value-type="string">
            <text:p>w03C</text:p>
          </table:table-cell>
          <table:table-cell office:value-type="float" office:value="1165105" calcext:value-type="float">
            <text:p>1165105</text:p>
          </table:table-cell>
          <table:table-cell office:value-type="float" office:value="1278732" calcext:value-type="float">
            <text:p>1278732</text:p>
          </table:table-cell>
          <table:table-cell office:value-type="float" office:value="1299953" calcext:value-type="float">
            <text:p>1299953</text:p>
          </table:table-cell>
          <table:table-cell office:value-type="float" office:value="1191621" calcext:value-type="float">
            <text:p>1191621</text:p>
          </table:table-cell>
          <table:table-cell table:number-columns-repeated="2"/>
          <table:table-cell table:formula="of:=IF(ISNUMBER(SEARCH(&quot;A&quot;;[.$A3]));[.$B3]+[.$C3];0)" office:value-type="float" office:value="0" calcext:value-type="float">
            <text:p>0</text:p>
          </table:table-cell>
          <table:table-cell table:formula="of:=IF(ISNUMBER(SEARCH(&quot;B&quot;;[.$A3]));[.$B3]+[.$C3];0)" office:value-type="float" office:value="0" calcext:value-type="float">
            <text:p>0</text:p>
          </table:table-cell>
          <table:table-cell table:formula="of:=IF(ISNUMBER(SEARCH(&quot;C&quot;;[.$A3]));[.$B3]+[.$C3];0)" office:value-type="float" office:value="2443837" calcext:value-type="float">
            <text:p>2443837</text:p>
          </table:table-cell>
          <table:table-cell table:formula="of:=IF(ISNUMBER(SEARCH(&quot;D&quot;;[.$A3]));[.$B3]+[.$C3]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string" calcext:value-type="string">
            <text:p>w04D</text:p>
          </table:table-cell>
          <table:table-cell office:value-type="float" office:value="949065" calcext:value-type="float">
            <text:p>949065</text:p>
          </table:table-cell>
          <table:table-cell office:value-type="float" office:value="1026050" calcext:value-type="float">
            <text:p>1026050</text:p>
          </table:table-cell>
          <table:table-cell office:value-type="float" office:value="688027" calcext:value-type="float">
            <text:p>688027</text:p>
          </table:table-cell>
          <table:table-cell office:value-type="float" office:value="723233" calcext:value-type="float">
            <text:p>723233</text:p>
          </table:table-cell>
          <table:table-cell table:number-columns-repeated="2"/>
          <table:table-cell table:formula="of:=IF(ISNUMBER(SEARCH(&quot;A&quot;;[.$A4]));[.$B4]+[.$C4];0)" office:value-type="float" office:value="0" calcext:value-type="float">
            <text:p>0</text:p>
          </table:table-cell>
          <table:table-cell table:formula="of:=IF(ISNUMBER(SEARCH(&quot;B&quot;;[.$A4]));[.$B4]+[.$C4];0)" office:value-type="float" office:value="0" calcext:value-type="float">
            <text:p>0</text:p>
          </table:table-cell>
          <table:table-cell table:formula="of:=IF(ISNUMBER(SEARCH(&quot;C&quot;;[.$A4]));[.$B4]+[.$C4];0)" office:value-type="float" office:value="0" calcext:value-type="float">
            <text:p>0</text:p>
          </table:table-cell>
          <table:table-cell table:formula="of:=IF(ISNUMBER(SEARCH(&quot;D&quot;;[.$A4]));[.$B4]+[.$C4];0)" office:value-type="float" office:value="1975115" calcext:value-type="float">
            <text:p>1975115</text:p>
          </table:table-cell>
          <table:table-cell/>
        </table:table-row>
        <table:table-row table:style-name="ro1">
          <table:table-cell office:value-type="string" calcext:value-type="string">
            <text:p>w05A</text:p>
          </table:table-cell>
          <table:table-cell office:value-type="float" office:value="2436107" calcext:value-type="float">
            <text:p>2436107</text:p>
          </table:table-cell>
          <table:table-cell office:value-type="float" office:value="2228622" calcext:value-type="float">
            <text:p>2228622</text:p>
          </table:table-cell>
          <table:table-cell office:value-type="float" office:value="1831600" calcext:value-type="float">
            <text:p>1831600</text:p>
          </table:table-cell>
          <table:table-cell office:value-type="float" office:value="1960624" calcext:value-type="float">
            <text:p>1960624</text:p>
          </table:table-cell>
          <table:table-cell table:number-columns-repeated="2"/>
          <table:table-cell table:formula="of:=IF(ISNUMBER(SEARCH(&quot;A&quot;;[.$A5]));[.$B5]+[.$C5];0)" office:value-type="float" office:value="4664729" calcext:value-type="float">
            <text:p>4664729</text:p>
          </table:table-cell>
          <table:table-cell table:formula="of:=IF(ISNUMBER(SEARCH(&quot;B&quot;;[.$A5]));[.$B5]+[.$C5];0)" office:value-type="float" office:value="0" calcext:value-type="float">
            <text:p>0</text:p>
          </table:table-cell>
          <table:table-cell table:formula="of:=IF(ISNUMBER(SEARCH(&quot;C&quot;;[.$A5]));[.$B5]+[.$C5];0)" office:value-type="float" office:value="0" calcext:value-type="float">
            <text:p>0</text:p>
          </table:table-cell>
          <table:table-cell table:formula="of:=IF(ISNUMBER(SEARCH(&quot;D&quot;;[.$A5]));[.$B5]+[.$C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06D</text:p>
          </table:table-cell>
          <table:table-cell office:value-type="float" office:value="1846928" calcext:value-type="float">
            <text:p>1846928</text:p>
          </table:table-cell>
          <table:table-cell office:value-type="float" office:value="1851433" calcext:value-type="float">
            <text:p>1851433</text:p>
          </table:table-cell>
          <table:table-cell office:value-type="float" office:value="2125113" calcext:value-type="float">
            <text:p>2125113</text:p>
          </table:table-cell>
          <table:table-cell office:value-type="float" office:value="2028635" calcext:value-type="float">
            <text:p>2028635</text:p>
          </table:table-cell>
          <table:table-cell table:number-columns-repeated="2"/>
          <table:table-cell table:formula="of:=IF(ISNUMBER(SEARCH(&quot;A&quot;;[.$A6]));[.$B6]+[.$C6];0)" office:value-type="float" office:value="0" calcext:value-type="float">
            <text:p>0</text:p>
          </table:table-cell>
          <table:table-cell table:formula="of:=IF(ISNUMBER(SEARCH(&quot;B&quot;;[.$A6]));[.$B6]+[.$C6];0)" office:value-type="float" office:value="0" calcext:value-type="float">
            <text:p>0</text:p>
          </table:table-cell>
          <table:table-cell table:formula="of:=IF(ISNUMBER(SEARCH(&quot;C&quot;;[.$A6]));[.$B6]+[.$C6];0)" office:value-type="float" office:value="0" calcext:value-type="float">
            <text:p>0</text:p>
          </table:table-cell>
          <table:table-cell table:formula="of:=IF(ISNUMBER(SEARCH(&quot;D&quot;;[.$A6]));[.$B6]+[.$C6];0)" office:value-type="float" office:value="3698361" calcext:value-type="float">
            <text:p>3698361</text:p>
          </table:table-cell>
          <table:table-cell/>
        </table:table-row>
        <table:table-row table:style-name="ro1">
          <table:table-cell office:value-type="string" calcext:value-type="string">
            <text:p>w07B</text:p>
          </table:table-cell>
          <table:table-cell office:value-type="float" office:value="3841577" calcext:value-type="float">
            <text:p>3841577</text:p>
          </table:table-cell>
          <table:table-cell office:value-type="float" office:value="3848394" calcext:value-type="float">
            <text:p>3848394</text:p>
          </table:table-cell>
          <table:table-cell office:value-type="float" office:value="3595975" calcext:value-type="float">
            <text:p>3595975</text:p>
          </table:table-cell>
          <table:table-cell office:value-type="float" office:value="3123039" calcext:value-type="float">
            <text:p>3123039</text:p>
          </table:table-cell>
          <table:table-cell table:number-columns-repeated="2"/>
          <table:table-cell table:formula="of:=IF(ISNUMBER(SEARCH(&quot;A&quot;;[.$A7]));[.$B7]+[.$C7];0)" office:value-type="float" office:value="0" calcext:value-type="float">
            <text:p>0</text:p>
          </table:table-cell>
          <table:table-cell table:formula="of:=IF(ISNUMBER(SEARCH(&quot;B&quot;;[.$A7]));[.$B7]+[.$C7];0)" office:value-type="float" office:value="7689971" calcext:value-type="float">
            <text:p>7689971</text:p>
          </table:table-cell>
          <table:table-cell table:formula="of:=IF(ISNUMBER(SEARCH(&quot;C&quot;;[.$A7]));[.$B7]+[.$C7];0)" office:value-type="float" office:value="0" calcext:value-type="float">
            <text:p>0</text:p>
          </table:table-cell>
          <table:table-cell table:formula="of:=IF(ISNUMBER(SEARCH(&quot;D&quot;;[.$A7]));[.$B7]+[.$C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08A</text:p>
          </table:table-cell>
          <table:table-cell office:value-type="float" office:value="679557" calcext:value-type="float">
            <text:p>679557</text:p>
          </table:table-cell>
          <table:table-cell office:value-type="float" office:value="655500" calcext:value-type="float">
            <text:p>655500</text:p>
          </table:table-cell>
          <table:table-cell office:value-type="float" office:value="1012012" calcext:value-type="float">
            <text:p>1012012</text:p>
          </table:table-cell>
          <table:table-cell office:value-type="float" office:value="1067022" calcext:value-type="float">
            <text:p>1067022</text:p>
          </table:table-cell>
          <table:table-cell table:number-columns-repeated="2"/>
          <table:table-cell table:formula="of:=IF(ISNUMBER(SEARCH(&quot;A&quot;;[.$A8]));[.$B8]+[.$C8];0)" office:value-type="float" office:value="1335057" calcext:value-type="float">
            <text:p>1335057</text:p>
          </table:table-cell>
          <table:table-cell table:formula="of:=IF(ISNUMBER(SEARCH(&quot;B&quot;;[.$A8]));[.$B8]+[.$C8];0)" office:value-type="float" office:value="0" calcext:value-type="float">
            <text:p>0</text:p>
          </table:table-cell>
          <table:table-cell table:formula="of:=IF(ISNUMBER(SEARCH(&quot;C&quot;;[.$A8]));[.$B8]+[.$C8];0)" office:value-type="float" office:value="0" calcext:value-type="float">
            <text:p>0</text:p>
          </table:table-cell>
          <table:table-cell table:formula="of:=IF(ISNUMBER(SEARCH(&quot;D&quot;;[.$A8]));[.$B8]+[.$C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09C</text:p>
          </table:table-cell>
          <table:table-cell office:value-type="float" office:value="1660998" calcext:value-type="float">
            <text:p>1660998</text:p>
          </table:table-cell>
          <table:table-cell office:value-type="float" office:value="1630345" calcext:value-type="float">
            <text:p>1630345</text:p>
          </table:table-cell>
          <table:table-cell office:value-type="float" office:value="1130119" calcext:value-type="float">
            <text:p>1130119</text:p>
          </table:table-cell>
          <table:table-cell office:value-type="float" office:value="1080238" calcext:value-type="float">
            <text:p>1080238</text:p>
          </table:table-cell>
          <table:table-cell table:number-columns-repeated="2"/>
          <table:table-cell table:formula="of:=IF(ISNUMBER(SEARCH(&quot;A&quot;;[.$A9]));[.$B9]+[.$C9];0)" office:value-type="float" office:value="0" calcext:value-type="float">
            <text:p>0</text:p>
          </table:table-cell>
          <table:table-cell table:formula="of:=IF(ISNUMBER(SEARCH(&quot;B&quot;;[.$A9]));[.$B9]+[.$C9];0)" office:value-type="float" office:value="0" calcext:value-type="float">
            <text:p>0</text:p>
          </table:table-cell>
          <table:table-cell table:formula="of:=IF(ISNUMBER(SEARCH(&quot;C&quot;;[.$A9]));[.$B9]+[.$C9];0)" office:value-type="float" office:value="3291343" calcext:value-type="float">
            <text:p>3291343</text:p>
          </table:table-cell>
          <table:table-cell table:formula="of:=IF(ISNUMBER(SEARCH(&quot;D&quot;;[.$A9]));[.$B9]+[.$C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10C</text:p>
          </table:table-cell>
          <table:table-cell office:value-type="float" office:value="1157622" calcext:value-type="float">
            <text:p>1157622</text:p>
          </table:table-cell>
          <table:table-cell office:value-type="float" office:value="1182345" calcext:value-type="float">
            <text:p>1182345</text:p>
          </table:table-cell>
          <table:table-cell office:value-type="float" office:value="830785" calcext:value-type="float">
            <text:p>830785</text:p>
          </table:table-cell>
          <table:table-cell office:value-type="float" office:value="833779" calcext:value-type="float">
            <text:p>833779</text:p>
          </table:table-cell>
          <table:table-cell table:number-columns-repeated="2"/>
          <table:table-cell table:formula="of:=IF(ISNUMBER(SEARCH(&quot;A&quot;;[.$A10]));[.$B10]+[.$C10];0)" office:value-type="float" office:value="0" calcext:value-type="float">
            <text:p>0</text:p>
          </table:table-cell>
          <table:table-cell table:formula="of:=IF(ISNUMBER(SEARCH(&quot;B&quot;;[.$A10]));[.$B10]+[.$C10];0)" office:value-type="float" office:value="0" calcext:value-type="float">
            <text:p>0</text:p>
          </table:table-cell>
          <table:table-cell table:formula="of:=IF(ISNUMBER(SEARCH(&quot;C&quot;;[.$A10]));[.$B10]+[.$C10];0)" office:value-type="float" office:value="2339967" calcext:value-type="float">
            <text:p>2339967</text:p>
          </table:table-cell>
          <table:table-cell table:formula="of:=IF(ISNUMBER(SEARCH(&quot;D&quot;;[.$A10]));[.$B10]+[.$C1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11D</text:p>
          </table:table-cell>
          <table:table-cell office:value-type="float" office:value="1987047" calcext:value-type="float">
            <text:p>1987047</text:p>
          </table:table-cell>
          <table:table-cell office:value-type="float" office:value="1996208" calcext:value-type="float">
            <text:p>1996208</text:p>
          </table:table-cell>
          <table:table-cell office:value-type="float" office:value="2053892" calcext:value-type="float">
            <text:p>2053892</text:p>
          </table:table-cell>
          <table:table-cell office:value-type="float" office:value="1697247" calcext:value-type="float">
            <text:p>1697247</text:p>
          </table:table-cell>
          <table:table-cell table:number-columns-repeated="2"/>
          <table:table-cell table:formula="of:=IF(ISNUMBER(SEARCH(&quot;A&quot;;[.$A11]));[.$B11]+[.$C11];0)" office:value-type="float" office:value="0" calcext:value-type="float">
            <text:p>0</text:p>
          </table:table-cell>
          <table:table-cell table:formula="of:=IF(ISNUMBER(SEARCH(&quot;B&quot;;[.$A11]));[.$B11]+[.$C11];0)" office:value-type="float" office:value="0" calcext:value-type="float">
            <text:p>0</text:p>
          </table:table-cell>
          <table:table-cell table:formula="of:=IF(ISNUMBER(SEARCH(&quot;C&quot;;[.$A11]));[.$B11]+[.$C11];0)" office:value-type="float" office:value="0" calcext:value-type="float">
            <text:p>0</text:p>
          </table:table-cell>
          <table:table-cell table:formula="of:=IF(ISNUMBER(SEARCH(&quot;D&quot;;[.$A11]));[.$B11]+[.$C11];0)" office:value-type="float" office:value="3983255" calcext:value-type="float">
            <text:p>3983255</text:p>
          </table:table-cell>
          <table:table-cell/>
        </table:table-row>
        <table:table-row table:style-name="ro1">
          <table:table-cell office:value-type="string" calcext:value-type="string">
            <text:p>w12C</text:p>
          </table:table-cell>
          <table:table-cell office:value-type="float" office:value="3997724" calcext:value-type="float">
            <text:p>3997724</text:p>
          </table:table-cell>
          <table:table-cell office:value-type="float" office:value="3690756" calcext:value-type="float">
            <text:p>3690756</text:p>
          </table:table-cell>
          <table:table-cell office:value-type="float" office:value="4339393" calcext:value-type="float">
            <text:p>4339393</text:p>
          </table:table-cell>
          <table:table-cell office:value-type="float" office:value="4639643" calcext:value-type="float">
            <text:p>4639643</text:p>
          </table:table-cell>
          <table:table-cell table:number-columns-repeated="2"/>
          <table:table-cell table:formula="of:=IF(ISNUMBER(SEARCH(&quot;A&quot;;[.$A12]));[.$B12]+[.$C12];0)" office:value-type="float" office:value="0" calcext:value-type="float">
            <text:p>0</text:p>
          </table:table-cell>
          <table:table-cell table:formula="of:=IF(ISNUMBER(SEARCH(&quot;B&quot;;[.$A12]));[.$B12]+[.$C12];0)" office:value-type="float" office:value="0" calcext:value-type="float">
            <text:p>0</text:p>
          </table:table-cell>
          <table:table-cell table:formula="of:=IF(ISNUMBER(SEARCH(&quot;C&quot;;[.$A12]));[.$B12]+[.$C12];0)" office:value-type="float" office:value="7688480" calcext:value-type="float">
            <text:p>7688480</text:p>
          </table:table-cell>
          <table:table-cell table:formula="of:=IF(ISNUMBER(SEARCH(&quot;D&quot;;[.$A12]));[.$B12]+[.$C1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13A</text:p>
          </table:table-cell>
          <table:table-cell office:value-type="float" office:value="996113" calcext:value-type="float">
            <text:p>996113</text:p>
          </table:table-cell>
          <table:table-cell office:value-type="float" office:value="964279" calcext:value-type="float">
            <text:p>964279</text:p>
          </table:table-cell>
          <table:table-cell office:value-type="float" office:value="1012487" calcext:value-type="float">
            <text:p>1012487</text:p>
          </table:table-cell>
          <table:table-cell office:value-type="float" office:value="1128940" calcext:value-type="float">
            <text:p>1128940</text:p>
          </table:table-cell>
          <table:table-cell table:number-columns-repeated="2"/>
          <table:table-cell table:formula="of:=IF(ISNUMBER(SEARCH(&quot;A&quot;;[.$A13]));[.$B13]+[.$C13];0)" office:value-type="float" office:value="1960392" calcext:value-type="float">
            <text:p>1960392</text:p>
          </table:table-cell>
          <table:table-cell table:formula="of:=IF(ISNUMBER(SEARCH(&quot;B&quot;;[.$A13]));[.$B13]+[.$C13];0)" office:value-type="float" office:value="0" calcext:value-type="float">
            <text:p>0</text:p>
          </table:table-cell>
          <table:table-cell table:formula="of:=IF(ISNUMBER(SEARCH(&quot;C&quot;;[.$A13]));[.$B13]+[.$C13];0)" office:value-type="float" office:value="0" calcext:value-type="float">
            <text:p>0</text:p>
          </table:table-cell>
          <table:table-cell table:formula="of:=IF(ISNUMBER(SEARCH(&quot;D&quot;;[.$A13]));[.$B13]+[.$C1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14A</text:p>
          </table:table-cell>
          <table:table-cell office:value-type="float" office:value="1143634" calcext:value-type="float">
            <text:p>1143634</text:p>
          </table:table-cell>
          <table:table-cell office:value-type="float" office:value="1033836" calcext:value-type="float">
            <text:p>1033836</text:p>
          </table:table-cell>
          <table:table-cell office:value-type="float" office:value="909534" calcext:value-type="float">
            <text:p>909534</text:p>
          </table:table-cell>
          <table:table-cell office:value-type="float" office:value="856349" calcext:value-type="float">
            <text:p>856349</text:p>
          </table:table-cell>
          <table:table-cell table:number-columns-repeated="2"/>
          <table:table-cell table:formula="of:=IF(ISNUMBER(SEARCH(&quot;A&quot;;[.$A14]));[.$B14]+[.$C14];0)" office:value-type="float" office:value="2177470" calcext:value-type="float">
            <text:p>2177470</text:p>
          </table:table-cell>
          <table:table-cell table:formula="of:=IF(ISNUMBER(SEARCH(&quot;B&quot;;[.$A14]));[.$B14]+[.$C14];0)" office:value-type="float" office:value="0" calcext:value-type="float">
            <text:p>0</text:p>
          </table:table-cell>
          <table:table-cell table:formula="of:=IF(ISNUMBER(SEARCH(&quot;C&quot;;[.$A14]));[.$B14]+[.$C14];0)" office:value-type="float" office:value="0" calcext:value-type="float">
            <text:p>0</text:p>
          </table:table-cell>
          <table:table-cell table:formula="of:=IF(ISNUMBER(SEARCH(&quot;D&quot;;[.$A14]));[.$B14]+[.$C1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15A</text:p>
          </table:table-cell>
          <table:table-cell office:value-type="float" office:value="2549276" calcext:value-type="float">
            <text:p>2549276</text:p>
          </table:table-cell>
          <table:table-cell office:value-type="float" office:value="2584751" calcext:value-type="float">
            <text:p>2584751</text:p>
          </table:table-cell>
          <table:table-cell office:value-type="float" office:value="2033079" calcext:value-type="float">
            <text:p>2033079</text:p>
          </table:table-cell>
          <table:table-cell office:value-type="float" office:value="2066918" calcext:value-type="float">
            <text:p>2066918</text:p>
          </table:table-cell>
          <table:table-cell table:number-columns-repeated="2"/>
          <table:table-cell table:formula="of:=IF(ISNUMBER(SEARCH(&quot;A&quot;;[.$A15]));[.$B15]+[.$C15];0)" office:value-type="float" office:value="5134027" calcext:value-type="float">
            <text:p>5134027</text:p>
          </table:table-cell>
          <table:table-cell table:formula="of:=IF(ISNUMBER(SEARCH(&quot;B&quot;;[.$A15]));[.$B15]+[.$C15];0)" office:value-type="float" office:value="0" calcext:value-type="float">
            <text:p>0</text:p>
          </table:table-cell>
          <table:table-cell table:formula="of:=IF(ISNUMBER(SEARCH(&quot;C&quot;;[.$A15]));[.$B15]+[.$C15];0)" office:value-type="float" office:value="0" calcext:value-type="float">
            <text:p>0</text:p>
          </table:table-cell>
          <table:table-cell table:formula="of:=IF(ISNUMBER(SEARCH(&quot;D&quot;;[.$A15]));[.$B15]+[.$C1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16C</text:p>
          </table:table-cell>
          <table:table-cell office:value-type="float" office:value="1367212" calcext:value-type="float">
            <text:p>1367212</text:p>
          </table:table-cell>
          <table:table-cell office:value-type="float" office:value="1361389" calcext:value-type="float">
            <text:p>1361389</text:p>
          </table:table-cell>
          <table:table-cell office:value-type="float" office:value="1572320" calcext:value-type="float">
            <text:p>1572320</text:p>
          </table:table-cell>
          <table:table-cell office:value-type="float" office:value="1836258" calcext:value-type="float">
            <text:p>1836258</text:p>
          </table:table-cell>
          <table:table-cell table:number-columns-repeated="2"/>
          <table:table-cell table:formula="of:=IF(ISNUMBER(SEARCH(&quot;A&quot;;[.$A16]));[.$B16]+[.$C16];0)" office:value-type="float" office:value="0" calcext:value-type="float">
            <text:p>0</text:p>
          </table:table-cell>
          <table:table-cell table:formula="of:=IF(ISNUMBER(SEARCH(&quot;B&quot;;[.$A16]));[.$B16]+[.$C16];0)" office:value-type="float" office:value="0" calcext:value-type="float">
            <text:p>0</text:p>
          </table:table-cell>
          <table:table-cell table:formula="of:=IF(ISNUMBER(SEARCH(&quot;C&quot;;[.$A16]));[.$B16]+[.$C16];0)" office:value-type="float" office:value="2728601" calcext:value-type="float">
            <text:p>2728601</text:p>
          </table:table-cell>
          <table:table-cell table:formula="of:=IF(ISNUMBER(SEARCH(&quot;D&quot;;[.$A16]));[.$B16]+[.$C1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17A</text:p>
          </table:table-cell>
          <table:table-cell office:value-type="float" office:value="2567464" calcext:value-type="float">
            <text:p>2567464</text:p>
          </table:table-cell>
          <table:table-cell office:value-type="float" office:value="2441857" calcext:value-type="float">
            <text:p>2441857</text:p>
          </table:table-cell>
          <table:table-cell office:value-type="float" office:value="1524132" calcext:value-type="float">
            <text:p>1524132</text:p>
          </table:table-cell>
          <table:table-cell office:value-type="float" office:value="1496810" calcext:value-type="float">
            <text:p>1496810</text:p>
          </table:table-cell>
          <table:table-cell table:number-columns-repeated="2"/>
          <table:table-cell table:formula="of:=IF(ISNUMBER(SEARCH(&quot;A&quot;;[.$A17]));[.$B17]+[.$C17];0)" office:value-type="float" office:value="5009321" calcext:value-type="float">
            <text:p>5009321</text:p>
          </table:table-cell>
          <table:table-cell table:formula="of:=IF(ISNUMBER(SEARCH(&quot;B&quot;;[.$A17]));[.$B17]+[.$C17];0)" office:value-type="float" office:value="0" calcext:value-type="float">
            <text:p>0</text:p>
          </table:table-cell>
          <table:table-cell table:formula="of:=IF(ISNUMBER(SEARCH(&quot;C&quot;;[.$A17]));[.$B17]+[.$C17];0)" office:value-type="float" office:value="0" calcext:value-type="float">
            <text:p>0</text:p>
          </table:table-cell>
          <table:table-cell table:formula="of:=IF(ISNUMBER(SEARCH(&quot;D&quot;;[.$A17]));[.$B17]+[.$C1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18D</text:p>
          </table:table-cell>
          <table:table-cell office:value-type="float" office:value="1334060" calcext:value-type="float">
            <text:p>1334060</text:p>
          </table:table-cell>
          <table:table-cell office:value-type="float" office:value="1395231" calcext:value-type="float">
            <text:p>1395231</text:p>
          </table:table-cell>
          <table:table-cell office:value-type="float" office:value="578655" calcext:value-type="float">
            <text:p>578655</text:p>
          </table:table-cell>
          <table:table-cell office:value-type="float" office:value="677663" calcext:value-type="float">
            <text:p>677663</text:p>
          </table:table-cell>
          <table:table-cell table:number-columns-repeated="2"/>
          <table:table-cell table:formula="of:=IF(ISNUMBER(SEARCH(&quot;A&quot;;[.$A18]));[.$B18]+[.$C18];0)" office:value-type="float" office:value="0" calcext:value-type="float">
            <text:p>0</text:p>
          </table:table-cell>
          <table:table-cell table:formula="of:=IF(ISNUMBER(SEARCH(&quot;B&quot;;[.$A18]));[.$B18]+[.$C18];0)" office:value-type="float" office:value="0" calcext:value-type="float">
            <text:p>0</text:p>
          </table:table-cell>
          <table:table-cell table:formula="of:=IF(ISNUMBER(SEARCH(&quot;C&quot;;[.$A18]));[.$B18]+[.$C18];0)" office:value-type="float" office:value="0" calcext:value-type="float">
            <text:p>0</text:p>
          </table:table-cell>
          <table:table-cell table:formula="of:=IF(ISNUMBER(SEARCH(&quot;D&quot;;[.$A18]));[.$B18]+[.$C18];0)" office:value-type="float" office:value="2729291" calcext:value-type="float">
            <text:p>2729291</text:p>
          </table:table-cell>
          <table:table-cell/>
        </table:table-row>
        <table:table-row table:style-name="ro1">
          <table:table-cell office:value-type="string" calcext:value-type="string">
            <text:p>w19C</text:p>
          </table:table-cell>
          <table:table-cell office:value-type="float" office:value="2976209" calcext:value-type="float">
            <text:p>2976209</text:p>
          </table:table-cell>
          <table:table-cell office:value-type="float" office:value="3199665" calcext:value-type="float">
            <text:p>3199665</text:p>
          </table:table-cell>
          <table:table-cell office:value-type="float" office:value="1666477" calcext:value-type="float">
            <text:p>1666477</text:p>
          </table:table-cell>
          <table:table-cell office:value-type="float" office:value="1759240" calcext:value-type="float">
            <text:p>1759240</text:p>
          </table:table-cell>
          <table:table-cell table:number-columns-repeated="2"/>
          <table:table-cell table:formula="of:=IF(ISNUMBER(SEARCH(&quot;A&quot;;[.$A19]));[.$B19]+[.$C19];0)" office:value-type="float" office:value="0" calcext:value-type="float">
            <text:p>0</text:p>
          </table:table-cell>
          <table:table-cell table:formula="of:=IF(ISNUMBER(SEARCH(&quot;B&quot;;[.$A19]));[.$B19]+[.$C19];0)" office:value-type="float" office:value="0" calcext:value-type="float">
            <text:p>0</text:p>
          </table:table-cell>
          <table:table-cell table:formula="of:=IF(ISNUMBER(SEARCH(&quot;C&quot;;[.$A19]));[.$B19]+[.$C19];0)" office:value-type="float" office:value="6175874" calcext:value-type="float">
            <text:p>6175874</text:p>
          </table:table-cell>
          <table:table-cell table:formula="of:=IF(ISNUMBER(SEARCH(&quot;D&quot;;[.$A19]));[.$B19]+[.$C1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20C</text:p>
          </table:table-cell>
          <table:table-cell office:value-type="float" office:value="1443351" calcext:value-type="float">
            <text:p>1443351</text:p>
          </table:table-cell>
          <table:table-cell office:value-type="float" office:value="1565539" calcext:value-type="float">
            <text:p>1565539</text:p>
          </table:table-cell>
          <table:table-cell office:value-type="float" office:value="1355276" calcext:value-type="float">
            <text:p>1355276</text:p>
          </table:table-cell>
          <table:table-cell office:value-type="float" office:value="1423414" calcext:value-type="float">
            <text:p>1423414</text:p>
          </table:table-cell>
          <table:table-cell table:number-columns-repeated="2"/>
          <table:table-cell table:formula="of:=IF(ISNUMBER(SEARCH(&quot;A&quot;;[.$A20]));[.$B20]+[.$C20];0)" office:value-type="float" office:value="0" calcext:value-type="float">
            <text:p>0</text:p>
          </table:table-cell>
          <table:table-cell table:formula="of:=IF(ISNUMBER(SEARCH(&quot;B&quot;;[.$A20]));[.$B20]+[.$C20];0)" office:value-type="float" office:value="0" calcext:value-type="float">
            <text:p>0</text:p>
          </table:table-cell>
          <table:table-cell table:formula="of:=IF(ISNUMBER(SEARCH(&quot;C&quot;;[.$A20]));[.$B20]+[.$C20];0)" office:value-type="float" office:value="3008890" calcext:value-type="float">
            <text:p>3008890</text:p>
          </table:table-cell>
          <table:table-cell table:formula="of:=IF(ISNUMBER(SEARCH(&quot;D&quot;;[.$A20]));[.$B20]+[.$C2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21A</text:p>
          </table:table-cell>
          <table:table-cell office:value-type="float" office:value="2486640" calcext:value-type="float">
            <text:p>2486640</text:p>
          </table:table-cell>
          <table:table-cell office:value-type="float" office:value="2265936" calcext:value-type="float">
            <text:p>2265936</text:p>
          </table:table-cell>
          <table:table-cell office:value-type="float" office:value="297424" calcext:value-type="float">
            <text:p>297424</text:p>
          </table:table-cell>
          <table:table-cell office:value-type="float" office:value="274759" calcext:value-type="float">
            <text:p>274759</text:p>
          </table:table-cell>
          <table:table-cell table:number-columns-repeated="2"/>
          <table:table-cell table:formula="of:=IF(ISNUMBER(SEARCH(&quot;A&quot;;[.$A21]));[.$B21]+[.$C21];0)" office:value-type="float" office:value="4752576" calcext:value-type="float">
            <text:p>4752576</text:p>
          </table:table-cell>
          <table:table-cell table:formula="of:=IF(ISNUMBER(SEARCH(&quot;B&quot;;[.$A21]));[.$B21]+[.$C21];0)" office:value-type="float" office:value="0" calcext:value-type="float">
            <text:p>0</text:p>
          </table:table-cell>
          <table:table-cell table:formula="of:=IF(ISNUMBER(SEARCH(&quot;C&quot;;[.$A21]));[.$B21]+[.$C21];0)" office:value-type="float" office:value="0" calcext:value-type="float">
            <text:p>0</text:p>
          </table:table-cell>
          <table:table-cell table:formula="of:=IF(ISNUMBER(SEARCH(&quot;D&quot;;[.$A21]));[.$B21]+[.$C2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22B</text:p>
          </table:table-cell>
          <table:table-cell office:value-type="float" office:value="685438" calcext:value-type="float">
            <text:p>685438</text:p>
          </table:table-cell>
          <table:table-cell office:value-type="float" office:value="749124" calcext:value-type="float">
            <text:p>749124</text:p>
          </table:table-cell>
          <table:table-cell office:value-type="float" office:value="2697677" calcext:value-type="float">
            <text:p>2697677</text:p>
          </table:table-cell>
          <table:table-cell office:value-type="float" office:value="2821550" calcext:value-type="float">
            <text:p>2821550</text:p>
          </table:table-cell>
          <table:table-cell table:number-columns-repeated="2"/>
          <table:table-cell table:formula="of:=IF(ISNUMBER(SEARCH(&quot;A&quot;;[.$A22]));[.$B22]+[.$C22];0)" office:value-type="float" office:value="0" calcext:value-type="float">
            <text:p>0</text:p>
          </table:table-cell>
          <table:table-cell table:formula="of:=IF(ISNUMBER(SEARCH(&quot;B&quot;;[.$A22]));[.$B22]+[.$C22];0)" office:value-type="float" office:value="1434562" calcext:value-type="float">
            <text:p>1434562</text:p>
          </table:table-cell>
          <table:table-cell table:formula="of:=IF(ISNUMBER(SEARCH(&quot;C&quot;;[.$A22]));[.$B22]+[.$C22];0)" office:value-type="float" office:value="0" calcext:value-type="float">
            <text:p>0</text:p>
          </table:table-cell>
          <table:table-cell table:formula="of:=IF(ISNUMBER(SEARCH(&quot;D&quot;;[.$A22]));[.$B22]+[.$C2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23B</text:p>
          </table:table-cell>
          <table:table-cell office:value-type="float" office:value="2166753" calcext:value-type="float">
            <text:p>2166753</text:p>
          </table:table-cell>
          <table:table-cell office:value-type="float" office:value="2338698" calcext:value-type="float">
            <text:p>2338698</text:p>
          </table:table-cell>
          <table:table-cell office:value-type="float" office:value="1681433" calcext:value-type="float">
            <text:p>1681433</text:p>
          </table:table-cell>
          <table:table-cell office:value-type="float" office:value="1592443" calcext:value-type="float">
            <text:p>1592443</text:p>
          </table:table-cell>
          <table:table-cell table:number-columns-repeated="2"/>
          <table:table-cell table:formula="of:=IF(ISNUMBER(SEARCH(&quot;A&quot;;[.$A23]));[.$B23]+[.$C23];0)" office:value-type="float" office:value="0" calcext:value-type="float">
            <text:p>0</text:p>
          </table:table-cell>
          <table:table-cell table:formula="of:=IF(ISNUMBER(SEARCH(&quot;B&quot;;[.$A23]));[.$B23]+[.$C23];0)" office:value-type="float" office:value="4505451" calcext:value-type="float">
            <text:p>4505451</text:p>
          </table:table-cell>
          <table:table-cell table:formula="of:=IF(ISNUMBER(SEARCH(&quot;C&quot;;[.$A23]));[.$B23]+[.$C23];0)" office:value-type="float" office:value="0" calcext:value-type="float">
            <text:p>0</text:p>
          </table:table-cell>
          <table:table-cell table:formula="of:=IF(ISNUMBER(SEARCH(&quot;D&quot;;[.$A23]));[.$B23]+[.$C2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24C</text:p>
          </table:table-cell>
          <table:table-cell office:value-type="float" office:value="643177" calcext:value-type="float">
            <text:p>643177</text:p>
          </table:table-cell>
          <table:table-cell office:value-type="float" office:value="684187" calcext:value-type="float">
            <text:p>684187</text:p>
          </table:table-cell>
          <table:table-cell office:value-type="float" office:value="796213" calcext:value-type="float">
            <text:p>796213</text:p>
          </table:table-cell>
          <table:table-cell office:value-type="float" office:value="867904" calcext:value-type="float">
            <text:p>867904</text:p>
          </table:table-cell>
          <table:table-cell table:number-columns-repeated="2"/>
          <table:table-cell table:formula="of:=IF(ISNUMBER(SEARCH(&quot;A&quot;;[.$A24]));[.$B24]+[.$C24];0)" office:value-type="float" office:value="0" calcext:value-type="float">
            <text:p>0</text:p>
          </table:table-cell>
          <table:table-cell table:formula="of:=IF(ISNUMBER(SEARCH(&quot;B&quot;;[.$A24]));[.$B24]+[.$C24];0)" office:value-type="float" office:value="0" calcext:value-type="float">
            <text:p>0</text:p>
          </table:table-cell>
          <table:table-cell table:formula="of:=IF(ISNUMBER(SEARCH(&quot;C&quot;;[.$A24]));[.$B24]+[.$C24];0)" office:value-type="float" office:value="1327364" calcext:value-type="float">
            <text:p>1327364</text:p>
          </table:table-cell>
          <table:table-cell table:formula="of:=IF(ISNUMBER(SEARCH(&quot;D&quot;;[.$A24]));[.$B24]+[.$C2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25B</text:p>
          </table:table-cell>
          <table:table-cell office:value-type="float" office:value="450192" calcext:value-type="float">
            <text:p>450192</text:p>
          </table:table-cell>
          <table:table-cell office:value-type="float" office:value="434755" calcext:value-type="float">
            <text:p>434755</text:p>
          </table:table-cell>
          <table:table-cell office:value-type="float" office:value="1656446" calcext:value-type="float">
            <text:p>1656446</text:p>
          </table:table-cell>
          <table:table-cell office:value-type="float" office:value="1691000" calcext:value-type="float">
            <text:p>1691000</text:p>
          </table:table-cell>
          <table:table-cell table:number-columns-repeated="2"/>
          <table:table-cell table:formula="of:=IF(ISNUMBER(SEARCH(&quot;A&quot;;[.$A25]));[.$B25]+[.$C25];0)" office:value-type="float" office:value="0" calcext:value-type="float">
            <text:p>0</text:p>
          </table:table-cell>
          <table:table-cell table:formula="of:=IF(ISNUMBER(SEARCH(&quot;B&quot;;[.$A25]));[.$B25]+[.$C25];0)" office:value-type="float" office:value="884947" calcext:value-type="float">
            <text:p>884947</text:p>
          </table:table-cell>
          <table:table-cell table:formula="of:=IF(ISNUMBER(SEARCH(&quot;C&quot;;[.$A25]));[.$B25]+[.$C25];0)" office:value-type="float" office:value="0" calcext:value-type="float">
            <text:p>0</text:p>
          </table:table-cell>
          <table:table-cell table:formula="of:=IF(ISNUMBER(SEARCH(&quot;D&quot;;[.$A25]));[.$B25]+[.$C2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26C</text:p>
          </table:table-cell>
          <table:table-cell office:value-type="float" office:value="1037774" calcext:value-type="float">
            <text:p>1037774</text:p>
          </table:table-cell>
          <table:table-cell office:value-type="float" office:value="1113789" calcext:value-type="float">
            <text:p>1113789</text:p>
          </table:table-cell>
          <table:table-cell office:value-type="float" office:value="877464" calcext:value-type="float">
            <text:p>877464</text:p>
          </table:table-cell>
          <table:table-cell office:value-type="float" office:value="990837" calcext:value-type="float">
            <text:p>990837</text:p>
          </table:table-cell>
          <table:table-cell table:number-columns-repeated="2"/>
          <table:table-cell table:formula="of:=IF(ISNUMBER(SEARCH(&quot;A&quot;;[.$A26]));[.$B26]+[.$C26];0)" office:value-type="float" office:value="0" calcext:value-type="float">
            <text:p>0</text:p>
          </table:table-cell>
          <table:table-cell table:formula="of:=IF(ISNUMBER(SEARCH(&quot;B&quot;;[.$A26]));[.$B26]+[.$C26];0)" office:value-type="float" office:value="0" calcext:value-type="float">
            <text:p>0</text:p>
          </table:table-cell>
          <table:table-cell table:formula="of:=IF(ISNUMBER(SEARCH(&quot;C&quot;;[.$A26]));[.$B26]+[.$C26];0)" office:value-type="float" office:value="2151563" calcext:value-type="float">
            <text:p>2151563</text:p>
          </table:table-cell>
          <table:table-cell table:formula="of:=IF(ISNUMBER(SEARCH(&quot;D&quot;;[.$A26]));[.$B26]+[.$C2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27C</text:p>
          </table:table-cell>
          <table:table-cell office:value-type="float" office:value="2351213" calcext:value-type="float">
            <text:p>2351213</text:p>
          </table:table-cell>
          <table:table-cell office:value-type="float" office:value="2358482" calcext:value-type="float">
            <text:p>2358482</text:p>
          </table:table-cell>
          <table:table-cell office:value-type="float" office:value="1098384" calcext:value-type="float">
            <text:p>1098384</text:p>
          </table:table-cell>
          <table:table-cell office:value-type="float" office:value="1121488" calcext:value-type="float">
            <text:p>1121488</text:p>
          </table:table-cell>
          <table:table-cell table:number-columns-repeated="2"/>
          <table:table-cell table:formula="of:=IF(ISNUMBER(SEARCH(&quot;A&quot;;[.$A27]));[.$B27]+[.$C27];0)" office:value-type="float" office:value="0" calcext:value-type="float">
            <text:p>0</text:p>
          </table:table-cell>
          <table:table-cell table:formula="of:=IF(ISNUMBER(SEARCH(&quot;B&quot;;[.$A27]));[.$B27]+[.$C27];0)" office:value-type="float" office:value="0" calcext:value-type="float">
            <text:p>0</text:p>
          </table:table-cell>
          <table:table-cell table:formula="of:=IF(ISNUMBER(SEARCH(&quot;C&quot;;[.$A27]));[.$B27]+[.$C27];0)" office:value-type="float" office:value="4709695" calcext:value-type="float">
            <text:p>4709695</text:p>
          </table:table-cell>
          <table:table-cell table:formula="of:=IF(ISNUMBER(SEARCH(&quot;D&quot;;[.$A27]));[.$B27]+[.$C2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28D</text:p>
          </table:table-cell>
          <table:table-cell office:value-type="float" office:value="2613354" calcext:value-type="float">
            <text:p>2613354</text:p>
          </table:table-cell>
          <table:table-cell office:value-type="float" office:value="2837241" calcext:value-type="float">
            <text:p>2837241</text:p>
          </table:table-cell>
          <table:table-cell office:value-type="float" office:value="431144" calcext:value-type="float">
            <text:p>431144</text:p>
          </table:table-cell>
          <table:table-cell office:value-type="float" office:value="434113" calcext:value-type="float">
            <text:p>434113</text:p>
          </table:table-cell>
          <table:table-cell table:number-columns-repeated="2"/>
          <table:table-cell table:formula="of:=IF(ISNUMBER(SEARCH(&quot;A&quot;;[.$A28]));[.$B28]+[.$C28];0)" office:value-type="float" office:value="0" calcext:value-type="float">
            <text:p>0</text:p>
          </table:table-cell>
          <table:table-cell table:formula="of:=IF(ISNUMBER(SEARCH(&quot;B&quot;;[.$A28]));[.$B28]+[.$C28];0)" office:value-type="float" office:value="0" calcext:value-type="float">
            <text:p>0</text:p>
          </table:table-cell>
          <table:table-cell table:formula="of:=IF(ISNUMBER(SEARCH(&quot;C&quot;;[.$A28]));[.$B28]+[.$C28];0)" office:value-type="float" office:value="0" calcext:value-type="float">
            <text:p>0</text:p>
          </table:table-cell>
          <table:table-cell table:formula="of:=IF(ISNUMBER(SEARCH(&quot;D&quot;;[.$A28]));[.$B28]+[.$C28];0)" office:value-type="float" office:value="5450595" calcext:value-type="float">
            <text:p>5450595</text:p>
          </table:table-cell>
          <table:table-cell/>
        </table:table-row>
        <table:table-row table:style-name="ro1">
          <table:table-cell office:value-type="string" calcext:value-type="string">
            <text:p>w29A</text:p>
          </table:table-cell>
          <table:table-cell office:value-type="float" office:value="1859691" calcext:value-type="float">
            <text:p>1859691</text:p>
          </table:table-cell>
          <table:table-cell office:value-type="float" office:value="1844250" calcext:value-type="float">
            <text:p>1844250</text:p>
          </table:table-cell>
          <table:table-cell office:value-type="float" office:value="1460134" calcext:value-type="float">
            <text:p>1460134</text:p>
          </table:table-cell>
          <table:table-cell office:value-type="float" office:value="1585258" calcext:value-type="float">
            <text:p>1585258</text:p>
          </table:table-cell>
          <table:table-cell table:number-columns-repeated="2"/>
          <table:table-cell table:formula="of:=IF(ISNUMBER(SEARCH(&quot;A&quot;;[.$A29]));[.$B29]+[.$C29];0)" office:value-type="float" office:value="3703941" calcext:value-type="float">
            <text:p>3703941</text:p>
          </table:table-cell>
          <table:table-cell table:formula="of:=IF(ISNUMBER(SEARCH(&quot;B&quot;;[.$A29]));[.$B29]+[.$C29];0)" office:value-type="float" office:value="0" calcext:value-type="float">
            <text:p>0</text:p>
          </table:table-cell>
          <table:table-cell table:formula="of:=IF(ISNUMBER(SEARCH(&quot;C&quot;;[.$A29]));[.$B29]+[.$C29];0)" office:value-type="float" office:value="0" calcext:value-type="float">
            <text:p>0</text:p>
          </table:table-cell>
          <table:table-cell table:formula="of:=IF(ISNUMBER(SEARCH(&quot;D&quot;;[.$A29]));[.$B29]+[.$C2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30C</text:p>
          </table:table-cell>
          <table:table-cell office:value-type="float" office:value="2478386" calcext:value-type="float">
            <text:p>2478386</text:p>
          </table:table-cell>
          <table:table-cell office:value-type="float" office:value="2562144" calcext:value-type="float">
            <text:p>2562144</text:p>
          </table:table-cell>
          <table:table-cell office:value-type="float" office:value="30035" calcext:value-type="float">
            <text:p>30035</text:p>
          </table:table-cell>
          <table:table-cell office:value-type="float" office:value="29396" calcext:value-type="float">
            <text:p>29396</text:p>
          </table:table-cell>
          <table:table-cell table:number-columns-repeated="2"/>
          <table:table-cell table:formula="of:=IF(ISNUMBER(SEARCH(&quot;A&quot;;[.$A30]));[.$B30]+[.$C30];0)" office:value-type="float" office:value="0" calcext:value-type="float">
            <text:p>0</text:p>
          </table:table-cell>
          <table:table-cell table:formula="of:=IF(ISNUMBER(SEARCH(&quot;B&quot;;[.$A30]));[.$B30]+[.$C30];0)" office:value-type="float" office:value="0" calcext:value-type="float">
            <text:p>0</text:p>
          </table:table-cell>
          <table:table-cell table:formula="of:=IF(ISNUMBER(SEARCH(&quot;C&quot;;[.$A30]));[.$B30]+[.$C30];0)" office:value-type="float" office:value="5040530" calcext:value-type="float">
            <text:p>5040530</text:p>
          </table:table-cell>
          <table:table-cell table:formula="of:=IF(ISNUMBER(SEARCH(&quot;D&quot;;[.$A30]));[.$B30]+[.$C3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31C</text:p>
          </table:table-cell>
          <table:table-cell office:value-type="float" office:value="1938122" calcext:value-type="float">
            <text:p>1938122</text:p>
          </table:table-cell>
          <table:table-cell office:value-type="float" office:value="1816647" calcext:value-type="float">
            <text:p>1816647</text:p>
          </table:table-cell>
          <table:table-cell office:value-type="float" office:value="1602356" calcext:value-type="float">
            <text:p>1602356</text:p>
          </table:table-cell>
          <table:table-cell office:value-type="float" office:value="1875221" calcext:value-type="float">
            <text:p>1875221</text:p>
          </table:table-cell>
          <table:table-cell table:number-columns-repeated="2"/>
          <table:table-cell table:formula="of:=IF(ISNUMBER(SEARCH(&quot;A&quot;;[.$A31]));[.$B31]+[.$C31];0)" office:value-type="float" office:value="0" calcext:value-type="float">
            <text:p>0</text:p>
          </table:table-cell>
          <table:table-cell table:formula="of:=IF(ISNUMBER(SEARCH(&quot;B&quot;;[.$A31]));[.$B31]+[.$C31];0)" office:value-type="float" office:value="0" calcext:value-type="float">
            <text:p>0</text:p>
          </table:table-cell>
          <table:table-cell table:formula="of:=IF(ISNUMBER(SEARCH(&quot;C&quot;;[.$A31]));[.$B31]+[.$C31];0)" office:value-type="float" office:value="3754769" calcext:value-type="float">
            <text:p>3754769</text:p>
          </table:table-cell>
          <table:table-cell table:formula="of:=IF(ISNUMBER(SEARCH(&quot;D&quot;;[.$A31]));[.$B31]+[.$C3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32D</text:p>
          </table:table-cell>
          <table:table-cell office:value-type="float" office:value="992523" calcext:value-type="float">
            <text:p>992523</text:p>
          </table:table-cell>
          <table:table-cell office:value-type="float" office:value="1028501" calcext:value-type="float">
            <text:p>1028501</text:p>
          </table:table-cell>
          <table:table-cell office:value-type="float" office:value="1995446" calcext:value-type="float">
            <text:p>1995446</text:p>
          </table:table-cell>
          <table:table-cell office:value-type="float" office:value="1860524" calcext:value-type="float">
            <text:p>1860524</text:p>
          </table:table-cell>
          <table:table-cell table:number-columns-repeated="2"/>
          <table:table-cell table:formula="of:=IF(ISNUMBER(SEARCH(&quot;A&quot;;[.$A32]));[.$B32]+[.$C32];0)" office:value-type="float" office:value="0" calcext:value-type="float">
            <text:p>0</text:p>
          </table:table-cell>
          <table:table-cell table:formula="of:=IF(ISNUMBER(SEARCH(&quot;B&quot;;[.$A32]));[.$B32]+[.$C32];0)" office:value-type="float" office:value="0" calcext:value-type="float">
            <text:p>0</text:p>
          </table:table-cell>
          <table:table-cell table:formula="of:=IF(ISNUMBER(SEARCH(&quot;C&quot;;[.$A32]));[.$B32]+[.$C32];0)" office:value-type="float" office:value="0" calcext:value-type="float">
            <text:p>0</text:p>
          </table:table-cell>
          <table:table-cell table:formula="of:=IF(ISNUMBER(SEARCH(&quot;D&quot;;[.$A32]));[.$B32]+[.$C32];0)" office:value-type="float" office:value="2021024" calcext:value-type="float">
            <text:p>2021024</text:p>
          </table:table-cell>
          <table:table-cell/>
        </table:table-row>
        <table:table-row table:style-name="ro1">
          <table:table-cell office:value-type="string" calcext:value-type="string">
            <text:p>w33B</text:p>
          </table:table-cell>
          <table:table-cell office:value-type="float" office:value="2966291" calcext:value-type="float">
            <text:p>2966291</text:p>
          </table:table-cell>
          <table:table-cell office:value-type="float" office:value="2889963" calcext:value-type="float">
            <text:p>2889963</text:p>
          </table:table-cell>
          <table:table-cell office:value-type="float" office:value="462453" calcext:value-type="float">
            <text:p>462453</text:p>
          </table:table-cell>
          <table:table-cell office:value-type="float" office:value="486354" calcext:value-type="float">
            <text:p>486354</text:p>
          </table:table-cell>
          <table:table-cell table:number-columns-repeated="2"/>
          <table:table-cell table:formula="of:=IF(ISNUMBER(SEARCH(&quot;A&quot;;[.$A33]));[.$B33]+[.$C33];0)" office:value-type="float" office:value="0" calcext:value-type="float">
            <text:p>0</text:p>
          </table:table-cell>
          <table:table-cell table:formula="of:=IF(ISNUMBER(SEARCH(&quot;B&quot;;[.$A33]));[.$B33]+[.$C33];0)" office:value-type="float" office:value="5856254" calcext:value-type="float">
            <text:p>5856254</text:p>
          </table:table-cell>
          <table:table-cell table:formula="of:=IF(ISNUMBER(SEARCH(&quot;C&quot;;[.$A33]));[.$B33]+[.$C33];0)" office:value-type="float" office:value="0" calcext:value-type="float">
            <text:p>0</text:p>
          </table:table-cell>
          <table:table-cell table:formula="of:=IF(ISNUMBER(SEARCH(&quot;D&quot;;[.$A33]));[.$B33]+[.$C3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34C</text:p>
          </table:table-cell>
          <table:table-cell office:value-type="float" office:value="76648" calcext:value-type="float">
            <text:p>76648</text:p>
          </table:table-cell>
          <table:table-cell office:value-type="float" office:value="81385" calcext:value-type="float">
            <text:p>81385</text:p>
          </table:table-cell>
          <table:table-cell office:value-type="float" office:value="1374708" calcext:value-type="float">
            <text:p>1374708</text:p>
          </table:table-cell>
          <table:table-cell office:value-type="float" office:value="1379567" calcext:value-type="float">
            <text:p>1379567</text:p>
          </table:table-cell>
          <table:table-cell table:number-columns-repeated="2"/>
          <table:table-cell table:formula="of:=IF(ISNUMBER(SEARCH(&quot;A&quot;;[.$A34]));[.$B34]+[.$C34];0)" office:value-type="float" office:value="0" calcext:value-type="float">
            <text:p>0</text:p>
          </table:table-cell>
          <table:table-cell table:formula="of:=IF(ISNUMBER(SEARCH(&quot;B&quot;;[.$A34]));[.$B34]+[.$C34];0)" office:value-type="float" office:value="0" calcext:value-type="float">
            <text:p>0</text:p>
          </table:table-cell>
          <table:table-cell table:formula="of:=IF(ISNUMBER(SEARCH(&quot;C&quot;;[.$A34]));[.$B34]+[.$C34];0)" office:value-type="float" office:value="158033" calcext:value-type="float">
            <text:p>158033</text:p>
          </table:table-cell>
          <table:table-cell table:formula="of:=IF(ISNUMBER(SEARCH(&quot;D&quot;;[.$A34]));[.$B34]+[.$C3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35C</text:p>
          </table:table-cell>
          <table:table-cell office:value-type="float" office:value="2574432" calcext:value-type="float">
            <text:p>2574432</text:p>
          </table:table-cell>
          <table:table-cell office:value-type="float" office:value="2409710" calcext:value-type="float">
            <text:p>2409710</text:p>
          </table:table-cell>
          <table:table-cell office:value-type="float" office:value="987486" calcext:value-type="float">
            <text:p>987486</text:p>
          </table:table-cell>
          <table:table-cell office:value-type="float" office:value="999043" calcext:value-type="float">
            <text:p>999043</text:p>
          </table:table-cell>
          <table:table-cell table:number-columns-repeated="2"/>
          <table:table-cell table:formula="of:=IF(ISNUMBER(SEARCH(&quot;A&quot;;[.$A35]));[.$B35]+[.$C35];0)" office:value-type="float" office:value="0" calcext:value-type="float">
            <text:p>0</text:p>
          </table:table-cell>
          <table:table-cell table:formula="of:=IF(ISNUMBER(SEARCH(&quot;B&quot;;[.$A35]));[.$B35]+[.$C35];0)" office:value-type="float" office:value="0" calcext:value-type="float">
            <text:p>0</text:p>
          </table:table-cell>
          <table:table-cell table:formula="of:=IF(ISNUMBER(SEARCH(&quot;C&quot;;[.$A35]));[.$B35]+[.$C35];0)" office:value-type="float" office:value="4984142" calcext:value-type="float">
            <text:p>4984142</text:p>
          </table:table-cell>
          <table:table-cell table:formula="of:=IF(ISNUMBER(SEARCH(&quot;D&quot;;[.$A35]));[.$B35]+[.$C3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36B</text:p>
          </table:table-cell>
          <table:table-cell office:value-type="float" office:value="1778590" calcext:value-type="float">
            <text:p>1778590</text:p>
          </table:table-cell>
          <table:table-cell office:value-type="float" office:value="1874844" calcext:value-type="float">
            <text:p>1874844</text:p>
          </table:table-cell>
          <table:table-cell office:value-type="float" office:value="111191" calcext:value-type="float">
            <text:p>111191</text:p>
          </table:table-cell>
          <table:table-cell office:value-type="float" office:value="117846" calcext:value-type="float">
            <text:p>117846</text:p>
          </table:table-cell>
          <table:table-cell table:number-columns-repeated="2"/>
          <table:table-cell table:formula="of:=IF(ISNUMBER(SEARCH(&quot;A&quot;;[.$A36]));[.$B36]+[.$C36];0)" office:value-type="float" office:value="0" calcext:value-type="float">
            <text:p>0</text:p>
          </table:table-cell>
          <table:table-cell table:formula="of:=IF(ISNUMBER(SEARCH(&quot;B&quot;;[.$A36]));[.$B36]+[.$C36];0)" office:value-type="float" office:value="3653434" calcext:value-type="float">
            <text:p>3653434</text:p>
          </table:table-cell>
          <table:table-cell table:formula="of:=IF(ISNUMBER(SEARCH(&quot;C&quot;;[.$A36]));[.$B36]+[.$C36];0)" office:value-type="float" office:value="0" calcext:value-type="float">
            <text:p>0</text:p>
          </table:table-cell>
          <table:table-cell table:formula="of:=IF(ISNUMBER(SEARCH(&quot;D&quot;;[.$A36]));[.$B36]+[.$C3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37A</text:p>
          </table:table-cell>
          <table:table-cell office:value-type="float" office:value="1506541" calcext:value-type="float">
            <text:p>1506541</text:p>
          </table:table-cell>
          <table:table-cell office:value-type="float" office:value="1414887" calcext:value-type="float">
            <text:p>1414887</text:p>
          </table:table-cell>
          <table:table-cell office:value-type="float" office:value="1216612" calcext:value-type="float">
            <text:p>1216612</text:p>
          </table:table-cell>
          <table:table-cell office:value-type="float" office:value="1166775" calcext:value-type="float">
            <text:p>1166775</text:p>
          </table:table-cell>
          <table:table-cell table:number-columns-repeated="2"/>
          <table:table-cell table:formula="of:=IF(ISNUMBER(SEARCH(&quot;A&quot;;[.$A37]));[.$B37]+[.$C37];0)" office:value-type="float" office:value="2921428" calcext:value-type="float">
            <text:p>2921428</text:p>
          </table:table-cell>
          <table:table-cell table:formula="of:=IF(ISNUMBER(SEARCH(&quot;B&quot;;[.$A37]));[.$B37]+[.$C37];0)" office:value-type="float" office:value="0" calcext:value-type="float">
            <text:p>0</text:p>
          </table:table-cell>
          <table:table-cell table:formula="of:=IF(ISNUMBER(SEARCH(&quot;C&quot;;[.$A37]));[.$B37]+[.$C37];0)" office:value-type="float" office:value="0" calcext:value-type="float">
            <text:p>0</text:p>
          </table:table-cell>
          <table:table-cell table:formula="of:=IF(ISNUMBER(SEARCH(&quot;D&quot;;[.$A37]));[.$B37]+[.$C3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38B</text:p>
          </table:table-cell>
          <table:table-cell office:value-type="float" office:value="1598886" calcext:value-type="float">
            <text:p>1598886</text:p>
          </table:table-cell>
          <table:table-cell office:value-type="float" office:value="1687917" calcext:value-type="float">
            <text:p>1687917</text:p>
          </table:table-cell>
          <table:table-cell office:value-type="float" office:value="449788" calcext:value-type="float">
            <text:p>449788</text:p>
          </table:table-cell>
          <table:table-cell office:value-type="float" office:value="427615" calcext:value-type="float">
            <text:p>427615</text:p>
          </table:table-cell>
          <table:table-cell table:number-columns-repeated="2"/>
          <table:table-cell table:formula="of:=IF(ISNUMBER(SEARCH(&quot;A&quot;;[.$A38]));[.$B38]+[.$C38];0)" office:value-type="float" office:value="0" calcext:value-type="float">
            <text:p>0</text:p>
          </table:table-cell>
          <table:table-cell table:formula="of:=IF(ISNUMBER(SEARCH(&quot;B&quot;;[.$A38]));[.$B38]+[.$C38];0)" office:value-type="float" office:value="3286803" calcext:value-type="float">
            <text:p>3286803</text:p>
          </table:table-cell>
          <table:table-cell table:formula="of:=IF(ISNUMBER(SEARCH(&quot;C&quot;;[.$A38]));[.$B38]+[.$C38];0)" office:value-type="float" office:value="0" calcext:value-type="float">
            <text:p>0</text:p>
          </table:table-cell>
          <table:table-cell table:formula="of:=IF(ISNUMBER(SEARCH(&quot;D&quot;;[.$A38]));[.$B38]+[.$C3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39D</text:p>
          </table:table-cell>
          <table:table-cell office:value-type="float" office:value="548989" calcext:value-type="float">
            <text:p>548989</text:p>
          </table:table-cell>
          <table:table-cell office:value-type="float" office:value="514636" calcext:value-type="float">
            <text:p>514636</text:p>
          </table:table-cell>
          <table:table-cell office:value-type="float" office:value="2770344" calcext:value-type="float">
            <text:p>2770344</text:p>
          </table:table-cell>
          <table:table-cell office:value-type="float" office:value="3187897" calcext:value-type="float">
            <text:p>3187897</text:p>
          </table:table-cell>
          <table:table-cell table:number-columns-repeated="2"/>
          <table:table-cell table:formula="of:=IF(ISNUMBER(SEARCH(&quot;A&quot;;[.$A39]));[.$B39]+[.$C39];0)" office:value-type="float" office:value="0" calcext:value-type="float">
            <text:p>0</text:p>
          </table:table-cell>
          <table:table-cell table:formula="of:=IF(ISNUMBER(SEARCH(&quot;B&quot;;[.$A39]));[.$B39]+[.$C39];0)" office:value-type="float" office:value="0" calcext:value-type="float">
            <text:p>0</text:p>
          </table:table-cell>
          <table:table-cell table:formula="of:=IF(ISNUMBER(SEARCH(&quot;C&quot;;[.$A39]));[.$B39]+[.$C39];0)" office:value-type="float" office:value="0" calcext:value-type="float">
            <text:p>0</text:p>
          </table:table-cell>
          <table:table-cell table:formula="of:=IF(ISNUMBER(SEARCH(&quot;D&quot;;[.$A39]));[.$B39]+[.$C39];0)" office:value-type="float" office:value="1063625" calcext:value-type="float">
            <text:p>1063625</text:p>
          </table:table-cell>
          <table:table-cell/>
        </table:table-row>
        <table:table-row table:style-name="ro1">
          <table:table-cell office:value-type="string" calcext:value-type="string">
            <text:p>w40A</text:p>
          </table:table-cell>
          <table:table-cell office:value-type="float" office:value="1175198" calcext:value-type="float">
            <text:p>1175198</text:p>
          </table:table-cell>
          <table:table-cell office:value-type="float" office:value="1095440" calcext:value-type="float">
            <text:p>1095440</text:p>
          </table:table-cell>
          <table:table-cell office:value-type="float" office:value="2657174" calcext:value-type="float">
            <text:p>2657174</text:p>
          </table:table-cell>
          <table:table-cell office:value-type="float" office:value="2491947" calcext:value-type="float">
            <text:p>2491947</text:p>
          </table:table-cell>
          <table:table-cell table:number-columns-repeated="2"/>
          <table:table-cell table:formula="of:=IF(ISNUMBER(SEARCH(&quot;A&quot;;[.$A40]));[.$B40]+[.$C40];0)" office:value-type="float" office:value="2270638" calcext:value-type="float">
            <text:p>2270638</text:p>
          </table:table-cell>
          <table:table-cell table:formula="of:=IF(ISNUMBER(SEARCH(&quot;B&quot;;[.$A40]));[.$B40]+[.$C40];0)" office:value-type="float" office:value="0" calcext:value-type="float">
            <text:p>0</text:p>
          </table:table-cell>
          <table:table-cell table:formula="of:=IF(ISNUMBER(SEARCH(&quot;C&quot;;[.$A40]));[.$B40]+[.$C40];0)" office:value-type="float" office:value="0" calcext:value-type="float">
            <text:p>0</text:p>
          </table:table-cell>
          <table:table-cell table:formula="of:=IF(ISNUMBER(SEARCH(&quot;D&quot;;[.$A40]));[.$B40]+[.$C4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41D</text:p>
          </table:table-cell>
          <table:table-cell office:value-type="float" office:value="2115336" calcext:value-type="float">
            <text:p>2115336</text:p>
          </table:table-cell>
          <table:table-cell office:value-type="float" office:value="2202769" calcext:value-type="float">
            <text:p>2202769</text:p>
          </table:table-cell>
          <table:table-cell office:value-type="float" office:value="15339" calcext:value-type="float">
            <text:p>15339</text:p>
          </table:table-cell>
          <table:table-cell office:value-type="float" office:value="14652" calcext:value-type="float">
            <text:p>14652</text:p>
          </table:table-cell>
          <table:table-cell table:number-columns-repeated="2"/>
          <table:table-cell table:formula="of:=IF(ISNUMBER(SEARCH(&quot;A&quot;;[.$A41]));[.$B41]+[.$C41];0)" office:value-type="float" office:value="0" calcext:value-type="float">
            <text:p>0</text:p>
          </table:table-cell>
          <table:table-cell table:formula="of:=IF(ISNUMBER(SEARCH(&quot;B&quot;;[.$A41]));[.$B41]+[.$C41];0)" office:value-type="float" office:value="0" calcext:value-type="float">
            <text:p>0</text:p>
          </table:table-cell>
          <table:table-cell table:formula="of:=IF(ISNUMBER(SEARCH(&quot;C&quot;;[.$A41]));[.$B41]+[.$C41];0)" office:value-type="float" office:value="0" calcext:value-type="float">
            <text:p>0</text:p>
          </table:table-cell>
          <table:table-cell table:formula="of:=IF(ISNUMBER(SEARCH(&quot;D&quot;;[.$A41]));[.$B41]+[.$C41];0)" office:value-type="float" office:value="4318105" calcext:value-type="float">
            <text:p>4318105</text:p>
          </table:table-cell>
          <table:table-cell/>
        </table:table-row>
        <table:table-row table:style-name="ro1">
          <table:table-cell office:value-type="string" calcext:value-type="string">
            <text:p>w42B</text:p>
          </table:table-cell>
          <table:table-cell office:value-type="float" office:value="2346640" calcext:value-type="float">
            <text:p>2346640</text:p>
          </table:table-cell>
          <table:table-cell office:value-type="float" office:value="2197559" calcext:value-type="float">
            <text:p>2197559</text:p>
          </table:table-cell>
          <table:table-cell office:value-type="float" office:value="373470" calcext:value-type="float">
            <text:p>373470</text:p>
          </table:table-cell>
          <table:table-cell office:value-type="float" office:value="353365" calcext:value-type="float">
            <text:p>353365</text:p>
          </table:table-cell>
          <table:table-cell table:number-columns-repeated="2"/>
          <table:table-cell table:formula="of:=IF(ISNUMBER(SEARCH(&quot;A&quot;;[.$A42]));[.$B42]+[.$C42];0)" office:value-type="float" office:value="0" calcext:value-type="float">
            <text:p>0</text:p>
          </table:table-cell>
          <table:table-cell table:formula="of:=IF(ISNUMBER(SEARCH(&quot;B&quot;;[.$A42]));[.$B42]+[.$C42];0)" office:value-type="float" office:value="4544199" calcext:value-type="float">
            <text:p>4544199</text:p>
          </table:table-cell>
          <table:table-cell table:formula="of:=IF(ISNUMBER(SEARCH(&quot;C&quot;;[.$A42]));[.$B42]+[.$C42];0)" office:value-type="float" office:value="0" calcext:value-type="float">
            <text:p>0</text:p>
          </table:table-cell>
          <table:table-cell table:formula="of:=IF(ISNUMBER(SEARCH(&quot;D&quot;;[.$A42]));[.$B42]+[.$C4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43D</text:p>
          </table:table-cell>
          <table:table-cell office:value-type="float" office:value="2548438" calcext:value-type="float">
            <text:p>2548438</text:p>
          </table:table-cell>
          <table:table-cell office:value-type="float" office:value="2577213" calcext:value-type="float">
            <text:p>2577213</text:p>
          </table:table-cell>
          <table:table-cell office:value-type="float" office:value="37986" calcext:value-type="float">
            <text:p>37986</text:p>
          </table:table-cell>
          <table:table-cell office:value-type="float" office:value="37766" calcext:value-type="float">
            <text:p>37766</text:p>
          </table:table-cell>
          <table:table-cell table:number-columns-repeated="2"/>
          <table:table-cell table:formula="of:=IF(ISNUMBER(SEARCH(&quot;A&quot;;[.$A43]));[.$B43]+[.$C43];0)" office:value-type="float" office:value="0" calcext:value-type="float">
            <text:p>0</text:p>
          </table:table-cell>
          <table:table-cell table:formula="of:=IF(ISNUMBER(SEARCH(&quot;B&quot;;[.$A43]));[.$B43]+[.$C43];0)" office:value-type="float" office:value="0" calcext:value-type="float">
            <text:p>0</text:p>
          </table:table-cell>
          <table:table-cell table:formula="of:=IF(ISNUMBER(SEARCH(&quot;C&quot;;[.$A43]));[.$B43]+[.$C43];0)" office:value-type="float" office:value="0" calcext:value-type="float">
            <text:p>0</text:p>
          </table:table-cell>
          <table:table-cell table:formula="of:=IF(ISNUMBER(SEARCH(&quot;D&quot;;[.$A43]));[.$B43]+[.$C43];0)" office:value-type="float" office:value="5125651" calcext:value-type="float">
            <text:p>5125651</text:p>
          </table:table-cell>
          <table:table-cell/>
        </table:table-row>
        <table:table-row table:style-name="ro1">
          <table:table-cell office:value-type="string" calcext:value-type="string">
            <text:p>w44C</text:p>
          </table:table-cell>
          <table:table-cell office:value-type="float" office:value="835495" calcext:value-type="float">
            <text:p>835495</text:p>
          </table:table-cell>
          <table:table-cell office:value-type="float" office:value="837746" calcext:value-type="float">
            <text:p>837746</text:p>
          </table:table-cell>
          <table:table-cell office:value-type="float" office:value="1106177" calcext:value-type="float">
            <text:p>1106177</text:p>
          </table:table-cell>
          <table:table-cell office:value-type="float" office:value="917781" calcext:value-type="float">
            <text:p>917781</text:p>
          </table:table-cell>
          <table:table-cell table:number-columns-repeated="2"/>
          <table:table-cell table:formula="of:=IF(ISNUMBER(SEARCH(&quot;A&quot;;[.$A44]));[.$B44]+[.$C44];0)" office:value-type="float" office:value="0" calcext:value-type="float">
            <text:p>0</text:p>
          </table:table-cell>
          <table:table-cell table:formula="of:=IF(ISNUMBER(SEARCH(&quot;B&quot;;[.$A44]));[.$B44]+[.$C44];0)" office:value-type="float" office:value="0" calcext:value-type="float">
            <text:p>0</text:p>
          </table:table-cell>
          <table:table-cell table:formula="of:=IF(ISNUMBER(SEARCH(&quot;C&quot;;[.$A44]));[.$B44]+[.$C44];0)" office:value-type="float" office:value="1673241" calcext:value-type="float">
            <text:p>1673241</text:p>
          </table:table-cell>
          <table:table-cell table:formula="of:=IF(ISNUMBER(SEARCH(&quot;D&quot;;[.$A44]));[.$B44]+[.$C4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45B</text:p>
          </table:table-cell>
          <table:table-cell office:value-type="float" office:value="1187448" calcext:value-type="float">
            <text:p>1187448</text:p>
          </table:table-cell>
          <table:table-cell office:value-type="float" office:value="1070426" calcext:value-type="float">
            <text:p>1070426</text:p>
          </table:table-cell>
          <table:table-cell office:value-type="float" office:value="1504608" calcext:value-type="float">
            <text:p>1504608</text:p>
          </table:table-cell>
          <table:table-cell office:value-type="float" office:value="1756990" calcext:value-type="float">
            <text:p>1756990</text:p>
          </table:table-cell>
          <table:table-cell table:number-columns-repeated="2"/>
          <table:table-cell table:formula="of:=IF(ISNUMBER(SEARCH(&quot;A&quot;;[.$A45]));[.$B45]+[.$C45];0)" office:value-type="float" office:value="0" calcext:value-type="float">
            <text:p>0</text:p>
          </table:table-cell>
          <table:table-cell table:formula="of:=IF(ISNUMBER(SEARCH(&quot;B&quot;;[.$A45]));[.$B45]+[.$C45];0)" office:value-type="float" office:value="2257874" calcext:value-type="float">
            <text:p>2257874</text:p>
          </table:table-cell>
          <table:table-cell table:formula="of:=IF(ISNUMBER(SEARCH(&quot;C&quot;;[.$A45]));[.$B45]+[.$C45];0)" office:value-type="float" office:value="0" calcext:value-type="float">
            <text:p>0</text:p>
          </table:table-cell>
          <table:table-cell table:formula="of:=IF(ISNUMBER(SEARCH(&quot;D&quot;;[.$A45]));[.$B45]+[.$C4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46C</text:p>
          </table:table-cell>
          <table:table-cell office:value-type="float" office:value="140026" calcext:value-type="float">
            <text:p>140026</text:p>
          </table:table-cell>
          <table:table-cell office:value-type="float" office:value="146354" calcext:value-type="float">
            <text:p>146354</text:p>
          </table:table-cell>
          <table:table-cell office:value-type="float" office:value="2759991" calcext:value-type="float">
            <text:p>2759991</text:p>
          </table:table-cell>
          <table:table-cell office:value-type="float" office:value="2742120" calcext:value-type="float">
            <text:p>2742120</text:p>
          </table:table-cell>
          <table:table-cell table:number-columns-repeated="2"/>
          <table:table-cell table:formula="of:=IF(ISNUMBER(SEARCH(&quot;A&quot;;[.$A46]));[.$B46]+[.$C46];0)" office:value-type="float" office:value="0" calcext:value-type="float">
            <text:p>0</text:p>
          </table:table-cell>
          <table:table-cell table:formula="of:=IF(ISNUMBER(SEARCH(&quot;B&quot;;[.$A46]));[.$B46]+[.$C46];0)" office:value-type="float" office:value="0" calcext:value-type="float">
            <text:p>0</text:p>
          </table:table-cell>
          <table:table-cell table:formula="of:=IF(ISNUMBER(SEARCH(&quot;C&quot;;[.$A46]));[.$B46]+[.$C46];0)" office:value-type="float" office:value="286380" calcext:value-type="float">
            <text:p>286380</text:p>
          </table:table-cell>
          <table:table-cell table:formula="of:=IF(ISNUMBER(SEARCH(&quot;D&quot;;[.$A46]));[.$B46]+[.$C4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47B</text:p>
          </table:table-cell>
          <table:table-cell office:value-type="float" office:value="1198765" calcext:value-type="float">
            <text:p>1198765</text:p>
          </table:table-cell>
          <table:table-cell office:value-type="float" office:value="1304945" calcext:value-type="float">
            <text:p>1304945</text:p>
          </table:table-cell>
          <table:table-cell office:value-type="float" office:value="2786493" calcext:value-type="float">
            <text:p>2786493</text:p>
          </table:table-cell>
          <table:table-cell office:value-type="float" office:value="2602643" calcext:value-type="float">
            <text:p>2602643</text:p>
          </table:table-cell>
          <table:table-cell table:number-columns-repeated="2"/>
          <table:table-cell table:formula="of:=IF(ISNUMBER(SEARCH(&quot;A&quot;;[.$A47]));[.$B47]+[.$C47];0)" office:value-type="float" office:value="0" calcext:value-type="float">
            <text:p>0</text:p>
          </table:table-cell>
          <table:table-cell table:formula="of:=IF(ISNUMBER(SEARCH(&quot;B&quot;;[.$A47]));[.$B47]+[.$C47];0)" office:value-type="float" office:value="2503710" calcext:value-type="float">
            <text:p>2503710</text:p>
          </table:table-cell>
          <table:table-cell table:formula="of:=IF(ISNUMBER(SEARCH(&quot;C&quot;;[.$A47]));[.$B47]+[.$C47];0)" office:value-type="float" office:value="0" calcext:value-type="float">
            <text:p>0</text:p>
          </table:table-cell>
          <table:table-cell table:formula="of:=IF(ISNUMBER(SEARCH(&quot;D&quot;;[.$A47]));[.$B47]+[.$C4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48C</text:p>
          </table:table-cell>
          <table:table-cell office:value-type="float" office:value="2619776" calcext:value-type="float">
            <text:p>2619776</text:p>
          </table:table-cell>
          <table:table-cell office:value-type="float" office:value="2749623" calcext:value-type="float">
            <text:p>2749623</text:p>
          </table:table-cell>
          <table:table-cell office:value-type="float" office:value="2888215" calcext:value-type="float">
            <text:p>2888215</text:p>
          </table:table-cell>
          <table:table-cell office:value-type="float" office:value="2800174" calcext:value-type="float">
            <text:p>2800174</text:p>
          </table:table-cell>
          <table:table-cell table:number-columns-repeated="2"/>
          <table:table-cell table:formula="of:=IF(ISNUMBER(SEARCH(&quot;A&quot;;[.$A48]));[.$B48]+[.$C48];0)" office:value-type="float" office:value="0" calcext:value-type="float">
            <text:p>0</text:p>
          </table:table-cell>
          <table:table-cell table:formula="of:=IF(ISNUMBER(SEARCH(&quot;B&quot;;[.$A48]));[.$B48]+[.$C48];0)" office:value-type="float" office:value="0" calcext:value-type="float">
            <text:p>0</text:p>
          </table:table-cell>
          <table:table-cell table:formula="of:=IF(ISNUMBER(SEARCH(&quot;C&quot;;[.$A48]));[.$B48]+[.$C48];0)" office:value-type="float" office:value="5369399" calcext:value-type="float">
            <text:p>5369399</text:p>
          </table:table-cell>
          <table:table-cell table:formula="of:=IF(ISNUMBER(SEARCH(&quot;D&quot;;[.$A48]));[.$B48]+[.$C4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49C</text:p>
          </table:table-cell>
          <table:table-cell office:value-type="float" office:value="248398" calcext:value-type="float">
            <text:p>248398</text:p>
          </table:table-cell>
          <table:table-cell office:value-type="float" office:value="268511" calcext:value-type="float">
            <text:p>268511</text:p>
          </table:table-cell>
          <table:table-cell office:value-type="float" office:value="3110853" calcext:value-type="float">
            <text:p>3110853</text:p>
          </table:table-cell>
          <table:table-cell office:value-type="float" office:value="2986411" calcext:value-type="float">
            <text:p>2986411</text:p>
          </table:table-cell>
          <table:table-cell table:number-columns-repeated="2"/>
          <table:table-cell table:formula="of:=IF(ISNUMBER(SEARCH(&quot;A&quot;;[.$A49]));[.$B49]+[.$C49];0)" office:value-type="float" office:value="0" calcext:value-type="float">
            <text:p>0</text:p>
          </table:table-cell>
          <table:table-cell table:formula="of:=IF(ISNUMBER(SEARCH(&quot;B&quot;;[.$A49]));[.$B49]+[.$C49];0)" office:value-type="float" office:value="0" calcext:value-type="float">
            <text:p>0</text:p>
          </table:table-cell>
          <table:table-cell table:formula="of:=IF(ISNUMBER(SEARCH(&quot;C&quot;;[.$A49]));[.$B49]+[.$C49];0)" office:value-type="float" office:value="516909" calcext:value-type="float">
            <text:p>516909</text:p>
          </table:table-cell>
          <table:table-cell table:formula="of:=IF(ISNUMBER(SEARCH(&quot;D&quot;;[.$A49]));[.$B49]+[.$C4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50B</text:p>
          </table:table-cell>
          <table:table-cell office:value-type="float" office:value="2494207" calcext:value-type="float">
            <text:p>2494207</text:p>
          </table:table-cell>
          <table:table-cell office:value-type="float" office:value="2625207" calcext:value-type="float">
            <text:p>2625207</text:p>
          </table:table-cell>
          <table:table-cell office:value-type="float" office:value="1796293" calcext:value-type="float">
            <text:p>1796293</text:p>
          </table:table-cell>
          <table:table-cell office:value-type="float" office:value="1853602" calcext:value-type="float">
            <text:p>1853602</text:p>
          </table:table-cell>
          <table:table-cell table:number-columns-repeated="2"/>
          <table:table-cell table:formula="of:=IF(ISNUMBER(SEARCH(&quot;A&quot;;[.$A50]));[.$B50]+[.$C50];0)" office:value-type="float" office:value="0" calcext:value-type="float">
            <text:p>0</text:p>
          </table:table-cell>
          <table:table-cell table:formula="of:=IF(ISNUMBER(SEARCH(&quot;B&quot;;[.$A50]));[.$B50]+[.$C50];0)" office:value-type="float" office:value="5119414" calcext:value-type="float">
            <text:p>5119414</text:p>
          </table:table-cell>
          <table:table-cell table:formula="of:=IF(ISNUMBER(SEARCH(&quot;C&quot;;[.$A50]));[.$B50]+[.$C50];0)" office:value-type="float" office:value="0" calcext:value-type="float">
            <text:p>0</text:p>
          </table:table-cell>
          <table:table-cell table:formula="of:=IF(ISNUMBER(SEARCH(&quot;D&quot;;[.$A50]));[.$B50]+[.$C50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Ludność:</text:p>
          </table:table-cell>
          <table:table-cell table:formula="of:=SUM([.H1:.H50])" office:value-type="float" office:value="33929579" calcext:value-type="float">
            <text:p>33929579</text:p>
          </table:table-cell>
          <table:table-cell table:formula="of:=SUM([.I1:.I50])" office:value-type="float" office:value="41736619" calcext:value-type="float">
            <text:p>41736619</text:p>
          </table:table-cell>
          <table:table-cell table:formula="of:=SUM([.J1:.J50])" office:value-type="float" office:value="57649017" calcext:value-type="float">
            <text:p>57649017</text:p>
          </table:table-cell>
          <table:table-cell table:formula="of:=SUM([.K1:.K50])" office:value-type="float" office:value="36530387" calcext:value-type="float">
            <text:p>365303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.00.0000</text:date>, <text:time style:data-style-name="N2" text:time-value="18:37:13.20217350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2T18:42:36.623405616</dc:date>
    <meta:editing-duration>PT17M31S</meta:editing-duration>
    <meta:editing-cycles>5</meta:editing-cycles>
    <meta:generator>LibreOffice/6.0.6.2$Linux_X86_64 LibreOffice_project/00m0$Build-2</meta:generator>
    <meta:document-statistic meta:table-count="1" meta:cell-count="4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bar" chart:style-name="ch1">
        <chart:title svg:x="7.088cm" svg:y="0.316cm" chart:style-name="ch2">
          <text:p>Ludność</text:p>
        </chart:title>
        <chart:plot-area chart:style-name="ch3" table:cell-range-address="kraina.G52:kraina.K53" chart:data-source-has-labels="both" svg:x="1.331cm" svg:y="1.275cm" svg:width="14.36cm" svg:height="6.57cm">
          <chartooo:coordinate-region svg:x="3.064cm" svg:y="1.474cm" svg:width="12.627cm" svg:height="5.724cm"/>
          <chart:axis chart:dimension="x" chart:name="primary-x" chart:style-name="ch4" chartooo:axis-type="auto">
            <chartooo:date-scale/>
            <chart:title svg:x="8.044cm" svg:y="8.025cm" chart:style-name="ch5">
              <text:p>Strefy</text:p>
            </chart:title>
            <chart:categories table:cell-range-address="kraina.H52:kraina.K52"/>
          </chart:axis>
          <chart:axis chart:dimension="y" chart:name="primary-y" chart:style-name="ch6">
            <chart:title svg:x="0.451cm" svg:y="5.967cm" chart:style-name="ch7">
              <text:p>ilość mieszkańców</text:p>
            </chart:title>
            <chart:grid chart:style-name="ch8" chart:class="major"/>
          </chart:axis>
          <chart:series chart:style-name="ch9" chart:values-cell-range-address="kraina.H53:kraina.K53" chart:label-cell-address="kraina.G53:kraina.G5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kraina.H52:kraina.K52</svg:desc>
                </draw:g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Ludność:</text:p>
                <draw:g>
                  <svg:desc>kraina.G53:kraina.G53</svg:desc>
                </draw:g>
              </table:table-cell>
              <table:table-cell office:value-type="float" office:value="33929579">
                <text:p>33929579</text:p>
                <draw:g>
                  <svg:desc>kraina.H53:kraina.K53</svg:desc>
                </draw:g>
              </table:table-cell>
              <table:table-cell office:value-type="float" office:value="41736619">
                <text:p>41736619</text:p>
              </table:table-cell>
              <table:table-cell office:value-type="float" office:value="57649017">
                <text:p>57649017</text:p>
              </table:table-cell>
              <table:table-cell office:value-type="float" office:value="36530387">
                <text:p>36530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